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423cm" fo:margin-bottom="0.423cm" loext:contextual-spacing="true" fo:line-height="150%" fo:text-align="center" style:justify-single-word="false"/>
      <style:text-properties fo:color="#000000" style:font-name="Times New Roman" fo:font-size="14pt" officeooo:paragraph-rsid="0010c920" style:font-name-asian="Times New Roman1" style:font-size-asian="14pt" style:language-asian="ru" style:country-asian="RU" style:font-name-complex="Times New Roman1" style:font-size-complex="14pt"/>
    </style:style>
    <style:style style:name="P2" style:family="paragraph" style:parent-style-name="Standard">
      <style:paragraph-properties fo:margin-top="0.423cm" fo:margin-bottom="0.423cm" loext:contextual-spacing="true" fo:line-height="150%" fo:text-align="end" style:justify-single-word="false"/>
      <style:text-properties fo:color="#000000" style:font-name="Times New Roman" fo:font-size="14pt" officeooo:paragraph-rsid="0010c920" style:font-name-asian="Times New Roman1" style:font-size-asian="14pt" style:language-asian="ru" style:country-asian="RU" style:font-name-complex="Times New Roman1" style:font-size-complex="14pt"/>
    </style:style>
    <style:style style:name="P3" style:family="paragraph" style:parent-style-name="Standard" style:list-style-name="">
      <style:paragraph-properties fo:margin-top="0.423cm" fo:margin-bottom="0.423cm" loext:contextual-spacing="true" fo:line-height="150%" fo:text-align="center" style:justify-single-word="false"/>
      <style:text-properties fo:color="#000000" style:font-name="Times New Roman" fo:font-size="14pt" fo:font-weight="bold" officeooo:paragraph-rsid="0010c920" style:letter-kerning="true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4" style:family="paragraph" style:parent-style-name="Standard">
      <style:paragraph-properties fo:margin-top="0.423cm" fo:margin-bottom="0.423cm" loext:contextual-spacing="true" fo:line-height="150%" fo:text-align="start" style:justify-single-word="false"/>
      <style:text-properties fo:color="#000000" style:font-name="Times New Roman" fo:font-size="14pt" fo:font-weight="bold" officeooo:rsid="0010c920" officeooo:paragraph-rsid="0010c920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5" style:family="paragraph" style:parent-style-name="Standard" style:list-style-name="">
      <style:paragraph-properties fo:margin-top="0.423cm" fo:margin-bottom="0.423cm" loext:contextual-spacing="true" fo:line-height="150%" fo:text-align="center" style:justify-single-word="false"/>
      <style:text-properties fo:color="#000000" style:font-name="Times New Roman" fo:font-size="14pt" officeooo:paragraph-rsid="0010c920" style:letter-kerning="true" style:font-name-asian="Times New Roman1" style:font-size-asian="14pt" style:language-asian="ru" style:country-asian="RU" style:font-name-complex="Times New Roman1" style:font-size-complex="14pt"/>
    </style:style>
    <style:style style:name="P6" style:family="paragraph" style:parent-style-name="Standard">
      <style:paragraph-properties fo:margin-top="0.423cm" fo:margin-bottom="0.423cm" loext:contextual-spacing="true" fo:line-height="150%" fo:text-align="start" style:justify-single-word="false"/>
      <style:text-properties fo:color="#000000" style:font-name="Times New Roman" fo:font-size="14pt" fo:font-weight="normal" officeooo:rsid="0011c11d" officeooo:paragraph-rsid="0011c11d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7" style:family="paragraph" style:parent-style-name="Standard" style:list-style-name="">
      <style:paragraph-properties fo:margin-top="0.423cm" fo:margin-bottom="0.423cm" loext:contextual-spacing="true" fo:line-height="150%" fo:text-align="center" style:justify-single-word="false"/>
      <style:text-properties style:font-name="Times New Roman" fo:font-size="14pt" fo:font-weight="bold" officeooo:paragraph-rsid="0010c920" style:letter-kerning="true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8" style:family="paragraph" style:parent-style-name="Standard">
      <style:paragraph-properties fo:margin-top="0.423cm" fo:margin-bottom="0.423cm" loext:contextual-spacing="true" fo:line-height="150%" fo:text-align="end" style:justify-single-word="false"/>
      <style:text-properties style:font-name="Times New Roman" fo:font-size="14pt" officeooo:paragraph-rsid="0010c920" style:font-name-asian="Times New Roman1" style:font-size-asian="14pt" style:language-asian="ru" style:country-asian="RU" style:font-name-complex="Times New Roman1" style:font-size-complex="14pt"/>
    </style:style>
    <style:style style:name="P9" style:family="paragraph" style:parent-style-name="Standard">
      <style:paragraph-properties fo:margin-top="0.423cm" fo:margin-bottom="0.423cm" loext:contextual-spacing="true" fo:line-height="150%" fo:text-align="center" style:justify-single-word="false"/>
      <style:text-properties style:font-name="Times New Roman" fo:font-size="14pt" officeooo:paragraph-rsid="0010c920" style:font-name-asian="Times New Roman1" style:font-size-asian="14pt" style:language-asian="ru" style:country-asian="RU" style:font-name-complex="Times New Roman1" style:font-size-complex="14pt"/>
    </style:style>
    <style:style style:name="P10" style:family="paragraph" style:parent-style-name="Standard">
      <style:paragraph-properties fo:margin-top="0.423cm" fo:margin-bottom="0.423cm" loext:contextual-spacing="true" fo:line-height="150%" fo:text-align="start" style:justify-single-word="false"/>
      <style:text-properties officeooo:paragraph-rsid="0010c920"/>
    </style:style>
    <style:style style:name="P11" style:family="paragraph" style:parent-style-name="Standard">
      <style:paragraph-properties fo:margin-top="0.423cm" fo:margin-bottom="0.423cm" loext:contextual-spacing="true" fo:line-height="150%" fo:text-align="start" style:justify-single-word="false"/>
      <style:text-properties officeooo:paragraph-rsid="0011c11d"/>
    </style:style>
    <style:style style:name="P12" style:family="paragraph" style:parent-style-name="Standard">
      <style:paragraph-properties fo:margin-top="0.423cm" fo:margin-bottom="0.423cm" loext:contextual-spacing="true" fo:line-height="150%" fo:text-align="start" style:justify-single-word="false"/>
      <style:text-properties officeooo:paragraph-rsid="00120aa3"/>
    </style:style>
    <style:style style:name="P13" style:family="paragraph" style:parent-style-name="Standard">
      <style:paragraph-properties fo:margin-top="0.423cm" fo:margin-bottom="0.423cm" loext:contextual-spacing="true" fo:line-height="150%" fo:text-align="start" style:justify-single-word="false"/>
      <style:text-properties officeooo:paragraph-rsid="001375ac"/>
    </style:style>
    <style:style style:name="P14" style:family="paragraph" style:parent-style-name="Standard">
      <style:paragraph-properties fo:margin-top="0.423cm" fo:margin-bottom="0.423cm" loext:contextual-spacing="true" fo:line-height="150%" fo:text-align="start" style:justify-single-word="false"/>
      <style:text-properties fo:font-weight="bold" officeooo:paragraph-rsid="00120aa3" style:font-weight-asian="bold" style:font-weight-complex="bold"/>
    </style:style>
    <style:style style:name="P15" style:family="paragraph" style:parent-style-name="Standard">
      <style:paragraph-properties fo:margin-top="0.423cm" fo:margin-bottom="0.423cm" loext:contextual-spacing="true" fo:line-height="150%" fo:text-align="start" style:justify-single-word="false"/>
      <style:text-properties fo:font-weight="bold" officeooo:paragraph-rsid="001375ac" style:font-weight-asian="bold" style:font-weight-complex="bold"/>
    </style:style>
    <style:style style:name="P16" style:family="paragraph" style:parent-style-name="Standard">
      <style:paragraph-properties fo:margin-top="0.423cm" fo:margin-bottom="0.423cm" loext:contextual-spacing="true" fo:line-height="150%" fo:text-align="start" style:justify-single-word="false"/>
      <style:text-properties fo:font-weight="bold" officeooo:rsid="001375ac" officeooo:paragraph-rsid="001375ac" style:font-weight-asian="bold" style:font-weight-complex="bold"/>
    </style:style>
    <style:style style:name="P17" style:family="paragraph" style:parent-style-name="Standard">
      <style:paragraph-properties fo:margin-top="0.423cm" fo:margin-bottom="0.423cm" loext:contextual-spacing="true" fo:line-height="150%" fo:text-align="start" style:justify-single-word="false"/>
      <style:text-properties fo:font-weight="bold" officeooo:paragraph-rsid="00120aa3" style:font-weight-asian="bold"/>
    </style:style>
    <style:style style:name="P18" style:family="paragraph" style:parent-style-name="Standard" style:list-style-name="" style:master-page-name="Standard">
      <style:paragraph-properties fo:margin-top="0.423cm" fo:margin-bottom="0.423cm" loext:contextual-spacing="true" fo:line-height="150%" fo:text-align="center" style:justify-single-word="false" style:page-number="auto"/>
      <style:text-properties fo:font-size="14pt" officeooo:paragraph-rsid="0010c920" style:font-size-asian="14pt" style:font-size-complex="14pt"/>
    </style:style>
    <style:style style:name="P19" style:family="paragraph" style:parent-style-name="Standard">
      <style:paragraph-properties fo:margin-top="0cm" fo:margin-bottom="0cm" loext:contextual-spacing="true" fo:line-height="150%"/>
      <style:text-properties style:font-name="Times New Roman" fo:font-size="14pt" officeooo:paragraph-rsid="0010c920" style:font-name-asian="Times New Roman1" style:font-size-asian="14pt" style:language-asian="ru" style:country-asian="RU" style:font-name-complex="Times New Roman1" style:font-size-complex="14pt"/>
    </style:style>
    <style:style style:name="P20" style:family="paragraph" style:parent-style-name="Standard">
      <style:paragraph-properties fo:margin-top="0cm" fo:margin-bottom="0.423cm" loext:contextual-spacing="true" fo:line-height="150%"/>
      <style:text-properties style:font-name="Times New Roman" fo:font-size="14pt" officeooo:paragraph-rsid="0010c920" style:font-name-asian="Times New Roman1" style:font-size-asian="14pt" style:language-asian="ru" style:country-asian="RU" style:font-name-complex="Times New Roman1" style:font-size-complex="14pt"/>
    </style:style>
    <style:style style:name="P21" style:family="paragraph" style:parent-style-name="Standard">
      <style:paragraph-properties fo:margin-top="0cm" fo:margin-bottom="0.423cm" loext:contextual-spacing="true" fo:line-height="150%"/>
      <style:text-properties fo:color="#000000" style:font-name="Times New Roman" fo:font-size="14pt" officeooo:paragraph-rsid="0010c920" style:font-name-asian="Times New Roman1" style:font-size-asian="14pt" style:language-asian="ru" style:country-asian="RU" style:font-name-complex="Times New Roman1" style:font-size-complex="14pt"/>
    </style:style>
    <style:style style:name="T1" style:family="text">
      <style:text-properties fo:color="#000000" style:font-name="Times New Roman" style:letter-kerning="true" style:font-name-asian="Times New Roman1" style:language-asian="ru" style:country-asian="RU" style:font-name-complex="Times New Roman1"/>
    </style:style>
    <style:style style:name="T2" style:family="text">
      <style:text-properties fo:color="#000000" style:font-name="Times New Roman" fo:font-weight="bold" style:letter-kerning="true" style:font-name-asian="Times New Roman1" style:language-asian="ru" style:country-asian="RU" style:font-weight-asian="bold" style:font-name-complex="Times New Roman1" style:font-weight-complex="bold"/>
    </style:style>
    <style:style style:name="T3" style:family="text">
      <style:text-properties fo:color="#000000" style:font-name="Times New Roman" fo:font-size="14pt" fo:font-weight="bold" officeooo:rsid="0010c920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4" style:family="text">
      <style:text-properties fo:color="#000000" style:font-name="Liberation Serif" fo:font-size="14pt" fo:font-weight="normal" style:font-name-asian="Courier New1" style:font-size-asian="14pt" style:language-asian="ru" style:country-asian="RU" style:font-weight-asian="normal" style:font-name-complex="Courier New1" style:font-size-complex="14pt" style:font-weight-complex="normal"/>
    </style:style>
    <style:style style:name="T5" style:family="text">
      <style:text-properties fo:color="#000000" style:font-name="Liberation Serif" fo:font-size="14pt" fo:font-weight="normal" officeooo:rsid="0010c920" style:font-name-asian="Courier New1" style:font-size-asian="14pt" style:language-asian="ru" style:country-asian="RU" style:font-weight-asian="normal" style:font-name-complex="Courier New1" style:font-size-complex="14pt" style:font-weight-complex="normal"/>
    </style:style>
    <style:style style:name="T6" style:family="text">
      <style:text-properties fo:color="#000000" style:font-name="Liberation Serif" fo:font-size="14pt" fo:font-weight="normal" officeooo:rsid="0011c11d" style:font-name-asian="Courier New1" style:font-size-asian="14pt" style:language-asian="ru" style:country-asian="RU" style:font-weight-asian="normal" style:font-name-complex="Courier New1" style:font-size-complex="14pt" style:font-weight-complex="normal"/>
    </style:style>
    <style:style style:name="T7" style:family="text">
      <style:text-properties fo:color="#000000" style:font-name="Liberation Serif" fo:font-size="14pt" fo:font-weight="normal" officeooo:rsid="00120aa3" style:font-name-asian="Courier New1" style:font-size-asian="14pt" style:language-asian="ru" style:country-asian="RU" style:font-weight-asian="normal" style:font-name-complex="Courier New1" style:font-size-complex="14pt" style:font-weight-complex="normal"/>
    </style:style>
    <style:style style:name="T8" style:family="text">
      <style:text-properties fo:color="#000000" style:font-name="Liberation Serif" fo:font-size="14pt" fo:font-weight="normal" officeooo:rsid="00149148" style:font-name-asian="Courier New1" style:font-size-asian="14pt" style:language-asian="ru" style:country-asian="RU" style:font-weight-asian="normal" style:font-name-complex="Courier New1" style:font-size-complex="14pt" style:font-weight-complex="normal"/>
    </style:style>
    <style:style style:name="T9" style:family="text">
      <style:text-properties fo:color="#000000" style:font-name="Liberation Serif" fo:font-size="14pt" fo:font-weight="normal" officeooo:rsid="00120aa3" style:font-name-asian="Courier New1" style:font-size-asian="12.25pt" style:language-asian="ru" style:country-asian="RU" style:font-weight-asian="normal" style:font-name-complex="Courier New1" style:font-size-complex="14pt" style:font-weight-complex="normal"/>
    </style:style>
    <style:style style:name="T10" style:family="text">
      <style:text-properties fo:color="#000000" style:font-name="Liberation Serif" fo:font-size="14pt" fo:font-weight="bold" officeooo:rsid="0011c11d" style:font-name-asian="Courier New1" style:font-size-asian="12.25pt" style:language-asian="ru" style:country-asian="RU" style:font-weight-asian="bold" style:font-name-complex="Courier New1" style:font-size-complex="14pt" style:font-weight-complex="bold"/>
    </style:style>
    <style:style style:name="T11" style:family="text">
      <style:text-properties fo:color="#000000" style:font-name="Liberation Serif" fo:font-size="14pt" fo:font-weight="bold" officeooo:rsid="00120aa3" style:font-name-asian="Courier New1" style:font-size-asian="12.25pt" style:language-asian="ru" style:country-asian="RU" style:font-weight-asian="bold" style:font-name-complex="Courier New1" style:font-size-complex="14pt" style:font-weight-complex="bold"/>
    </style:style>
    <style:style style:name="T12" style:family="text">
      <style:text-properties fo:color="#000000" style:font-name="Liberation Serif" fo:font-size="14pt" style:font-name-asian="Courier New1" style:font-size-asian="14pt" style:language-asian="ru" style:country-asian="RU" style:font-name-complex="Courier New1" style:font-size-complex="14pt"/>
    </style:style>
    <style:style style:name="T13" style:family="text">
      <style:text-properties fo:color="#000000" style:font-name="Liberation Serif" fo:font-size="14pt" officeooo:rsid="00120aa3" style:font-name-asian="Courier New1" style:font-size-asian="14pt" style:language-asian="ru" style:country-asian="RU" style:font-name-complex="Courier New1" style:font-size-complex="14pt" style:font-weight-complex="bold"/>
    </style:style>
    <style:style style:name="T14" style:family="text">
      <style:text-properties fo:color="#000000" style:font-name="Liberation Serif" fo:font-size="14pt" officeooo:rsid="0010c920" style:font-name-asian="Courier New1" style:font-size-asian="14pt" style:language-asian="ru" style:country-asian="RU" style:font-name-complex="Courier New1" style:font-size-complex="14pt"/>
    </style:style>
    <style:style style:name="T15" style:family="text">
      <style:text-properties fo:color="#000000" style:font-name="Liberation Serif" fo:font-size="14pt" style:text-underline-style="none" officeooo:rsid="001375ac" style:font-name-asian="Courier New1" style:font-size-asian="14pt" style:font-name-complex="Courier New1" style:font-size-complex="14pt"/>
    </style:style>
    <style:style style:name="T16" style:family="text">
      <style:text-properties fo:color="#000000" officeooo:rsid="0010c920" style:font-name-asian="Courier New1" style:language-asian="ru" style:country-asian="RU" style:font-name-complex="Courier New1"/>
    </style:style>
    <style:style style:name="T17" style:family="text">
      <style:text-properties officeooo:rsid="000fc778"/>
    </style:style>
    <style:style style:name="T18" style:family="text">
      <style:text-properties officeooo:rsid="001033d3"/>
    </style:style>
    <style:style style:name="T19" style:family="text">
      <style:text-properties officeooo:rsid="0010c920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11c11d" style:font-weight-asian="normal" style:font-weight-complex="normal"/>
    </style:style>
    <style:style style:name="T22" style:family="text">
      <style:text-properties fo:color="#1155cc" style:font-name="Liberation Serif" fo:font-size="14pt" style:text-underline-style="solid" style:text-underline-width="auto" style:text-underline-color="font-color" fo:font-weight="normal" style:font-name-asian="Courier New1" style:font-size-asian="14pt" style:font-weight-asian="normal" style:font-name-complex="Courier New1" style:font-size-complex="14pt" style:font-weight-complex="normal"/>
    </style:style>
    <style:style style:name="T23" style:family="text">
      <style:text-properties style:font-name="Liberation Serif" fo:font-size="14pt" style:font-name-asian="Courier New1" style:font-size-asian="14pt" style:font-name-complex="Courier New1" style:font-size-complex="14pt"/>
    </style:style>
    <style:style style:name="T24" style:family="text">
      <style:text-properties style:font-name="Liberation Serif" fo:font-size="14pt" officeooo:rsid="00120aa3" style:font-name-asian="Courier New1" style:font-size-asian="14pt" style:font-name-complex="Courier New1" style:font-size-complex="14pt"/>
    </style:style>
    <style:style style:name="T25" style:family="text">
      <style:text-properties style:font-name="Liberation Serif" fo:font-size="14pt" officeooo:rsid="001375ac" style:font-name-asian="Courier New1" style:font-size-asian="14pt" style:font-name-complex="Courier New1" style:font-size-complex="14pt"/>
    </style:style>
    <style:style style:name="T26" style:family="text">
      <style:text-properties style:font-name="Liberation Serif" fo:font-size="14pt" fo:font-weight="bold" officeooo:rsid="001375ac" style:font-name-asian="Courier New1" style:font-size-asian="14pt" style:font-weight-asian="bold" style:font-name-complex="Courier New1" style:font-size-complex="14pt" style:font-weight-complex="bold"/>
    </style:style>
    <style:style style:name="T27" style:family="text">
      <style:text-properties style:font-name="Liberation Serif" fo:font-size="14pt" fo:font-weight="normal" style:font-name-asian="Courier New1" style:font-size-asian="14pt" style:font-weight-asian="normal" style:font-name-complex="Courier New1" style:font-size-complex="14pt" style:font-weight-complex="normal"/>
    </style:style>
    <style:style style:name="T28" style:family="text">
      <style:text-properties style:font-name="Liberation Serif" fo:font-size="14pt" fo:font-weight="normal" officeooo:rsid="00120aa3" style:font-name-asian="Courier New1" style:font-size-asian="14pt" style:font-weight-asian="normal" style:font-name-complex="Courier New1" style:font-size-complex="14pt" style:font-weight-complex="normal"/>
    </style:style>
    <style:style style:name="T29" style:family="text">
      <style:text-properties style:font-name="Liberation Serif" fo:font-size="14pt" fo:font-weight="normal" officeooo:rsid="001375ac" style:font-name-asian="Courier New1" style:font-size-asian="14pt" style:font-weight-asian="normal" style:font-name-complex="Courier New1" style:font-size-complex="14pt" style:font-weight-complex="normal"/>
    </style:style>
    <style:style style:name="T30" style:family="text">
      <style:text-properties style:font-name-asian="Courier New1" style:font-name-complex="Courier New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1"><text:span text:style-name="T1">М</text:span><text:span text:style-name="T2">ИНИСТЕРСТВО ЦИФРОВОГО РАЗВИТИЯ СВЯЗИ И МАССОВЫХ КОММУНИКАЦИЙ</text:span></text:h>
      <text:h text:style-name="P3" text:outline-level="1">Ордена Трудового Красного Знамени</text:h>
      <text:h text:style-name="P3" text:outline-level="1">Федеральное государственное бюджетное образовательное учреждение высшего образования</text:h>
      <text:h text:style-name="P3" text:outline-level="1">«Московский технический университет связи и информатики»</text:h>
      <text:h text:style-name="P5" text:outline-level="1">Кафедра «Математическая кибернетика и информационные технологии»</text:h>
      <text:p text:style-name="P19"/>
      <text:h text:style-name="P3" text:outline-level="1"/>
      <text:h text:style-name="P3" text:outline-level="1"/>
      <text:h text:style-name="P3" text:outline-level="1"/>
      <text:h text:style-name="P3" text:outline-level="1">Отчет по лабораторной работе №<text:span text:style-name="T19">2</text:span></text:h>
      <text:h text:style-name="P5" text:outline-level="1">по дисциплине «Введение в информационные технологии» </text:h>
      <text:h text:style-name="P5" text:outline-level="1">на тему:</text:h>
      <text:h text:style-name="P7" text:outline-level="1">«<text:span text:style-name="T17">Создание </text:span><text:span text:style-name="T19">баз данных</text:span>»</text:h>
      <text:p text:style-name="P20"/>
      <text:p text:style-name="P21"/>
      <text:p text:style-name="P1"><text:s text:c="65"/></text:p>
      <text:p text:style-name="P2"><text:tab/>Выполнил<text:span text:style-name="T18">а</text:span>: <text:tab/><text:tab/><text:tab/><text:tab/></text:p>
      <text:p text:style-name="P2"><text:span text:style-name="T18">Бухонова Арина Алексеевна</text:span> <text:s text:c="11"/></text:p>
      <text:p text:style-name="P1"><text:s text:c="65"/>Проверил: <text:tab/><text:tab/><text:tab/> <text:s/></text:p>
      <text:p text:style-name="P2">Мкртчян Грач Маратович<text:tab/><text:tab/></text:p>
      <text:p text:style-name="P8"/>
      <text:p text:style-name="P8"/>
      <text:p text:style-name="P8"/>
      <text:p text:style-name="P8"/>
      <text:p text:style-name="P8"/>
      <text:p text:style-name="P9">Москва</text:p>
      <text:p text:style-name="P1">2021</text:p>
      <text:p text:style-name="P1"/>
      <text:p text:style-name="P4"><text:soft-page-break/>Цель работы: <text:span text:style-name="T20">Ознакомиться с Flask </text:span><text:span text:style-name="T21">и базами данных</text:span><text:span text:style-name="T20">, </text:span><text:span text:style-name="T21">создать свою базу данных.</text:span></text:p>
      <text:p text:style-name="P4">Задание:</text:p>
      <text:p text:style-name="P6">Создать свою базу данных.</text:p>
      <text:p text:style-name="P4">Ход работы:</text:p>
      <text:p text:style-name="P10"><text:span text:style-name="T3">1. </text:span><text:span text:style-name="T5">Созда</text:span><text:span text:style-name="T6">ём</text:span><text:span text:style-name="T5"> директори</text:span><text:span text:style-name="T6">ю «MyWebApp».</text:span></text:p>
      <text:p text:style-name="P11"><text:span text:style-name="T10">2. <text:s/></text:span><text:span text:style-name="T9">Создаём новый проект в PyCharm.</text:span></text:p>
      <text:p text:style-name="P12"><text:span text:style-name="T11">3. </text:span><text:span text:style-name="T7">Подключаем venv.</text:span></text:p>
      <text:p text:style-name="P17"><text:span text:style-name="T13">4. </text:span><text:span text:style-name="T27">Созда</text:span><text:span text:style-name="T28">ё</text:span><text:span text:style-name="T27">м файл req.txt, </text:span><text:span text:style-name="T28">з</text:span><text:span text:style-name="T27">аполняем файл req.txt названиями необходимых нам инструментов </text:span><text:span text:style-name="T28">flask, requests, psycopg2.</text:span></text:p>
      <text:p text:style-name="P14"><text:span text:style-name="T24">5. </text:span><text:span text:style-name="T27">Устанавливаем инструменты в терминале через менеджера пакетов Python pip3.</text:span></text:p>
      <text:p text:style-name="P14"><text:span text:style-name="T24">6. </text:span><text:span text:style-name="T27">Созда</text:span><text:span text:style-name="T28">ё</text:span><text:span text:style-name="T27">м файл app.py, </text:span><text:span text:style-name="T28">и</text:span><text:span text:style-name="T27">мпортируем необходимые инструменты </text:span><text:span text:style-name="T28">из req.txt.</text:span></text:p>
      <text:p text:style-name="P14"><text:span text:style-name="T24">7. </text:span><text:span text:style-name="T27">Создаем приложение, </text:span><text:span text:style-name="T28">с</text:span><text:span text:style-name="T27">озда</text:span><text:span text:style-name="T28">ё</text:span><text:span text:style-name="T27">м первый декоратор.</text:span></text:p>
      <text:p text:style-name="P14"><text:span text:style-name="T24">8. </text:span><text:span text:style-name="T27">Созда</text:span><text:span text:style-name="T28">ё</text:span><text:span text:style-name="T27">м директорию templates.</text:span></text:p>
      <text:p text:style-name="P14"><text:span text:style-name="T24">9. </text:span><text:span text:style-name="T27">Внутри этой директории созда</text:span><text:span text:style-name="T28">ё</text:span><text:span text:style-name="T27">м файл login.html.</text:span></text:p>
      <text:p text:style-name="P15"><text:span text:style-name="T25">10. </text:span><text:span text:style-name="T27">Удаляем содержимое файла login.html и вставляем текст разметки.</text:span></text:p>
      <text:p text:style-name="P13"><text:span text:style-name="T26">11. </text:span><text:span text:style-name="T27">Запускаем приложение. Переходим по ссылке </text:span><text:a xlink:type="simple" xlink:href="http://localhost:5000/login/" text:style-name="Internet_20_link" text:visited-style-name="Visited_20_Internet_20_Link"><text:span text:style-name="T22">http://localhost:5000/login/</text:span></text:a></text:p>
      <text:p text:style-name="P15"><text:span text:style-name="T15">12. </text:span><text:span text:style-name="T27">Устанавливаем PostgreSQL.</text:span></text:p>
      <text:p text:style-name="P15"><text:span text:style-name="T25">13. </text:span><text:span text:style-name="T27">Созда</text:span><text:span text:style-name="T29">ё</text:span><text:span text:style-name="T27">м базу данны</text:span><text:span text:style-name="T29">х.</text:span></text:p>
      <text:p text:style-name="P15"><text:span text:style-name="T25">14. </text:span><text:span text:style-name="T27">Подключаемся к базе данных.</text:span></text:p>
      <text:p text:style-name="P15"><text:span text:style-name="T25">15. </text:span><text:span text:style-name="T27">Созда</text:span><text:span text:style-name="T29">ё</text:span><text:span text:style-name="T27">м схему.</text:span></text:p>
      <text:p text:style-name="P15"><text:span text:style-name="T25">16. </text:span><text:span text:style-name="T27">Созда</text:span><text:span text:style-name="T29">ё</text:span><text:span text:style-name="T27">м таблицу пользователей.</text:span></text:p>
      <text:p text:style-name="P15"><text:span text:style-name="T25">17. </text:span><text:span text:style-name="T27">Заполняем таблицу пользователей.</text:span></text:p>
      <text:p text:style-name="P15"><text:span text:style-name="T25">18. </text:span><text:span text:style-name="T27">Проверяем заполнение таблицы.</text:span></text:p>
      <text:p text:style-name="P15"><text:span text:style-name="T25">19. </text:span><text:span text:style-name="T27">Модернизируем приложение, </text:span><text:span text:style-name="T29">в</text:span><text:span text:style-name="T27"> файл app.py добавляем подключение к базе данных сразу после строки "app = Flask(__name__)".</text:span></text:p>
      <text:p text:style-name="P15"><text:span text:style-name="T25">20. </text:span><text:span text:style-name="T27">Добавляем курсор для обращения к базе данны</text:span><text:span text:style-name="T29">х.</text:span></text:p>
      <text:p text:style-name="P15"><text:span text:style-name="T25">21. </text:span><text:span text:style-name="T5">Создаем еще один декоратор.</text:span></text:p>
      <text:p text:style-name="P16"><text:span text:style-name="T14">2</text:span><text:span text:style-name="T12">2. </text:span><text:span text:style-name="T4">Наша база данных готова.</text:span></text:p>
      <text:p text:style-name="P16"><text:soft-page-break/><text:span text:style-name="T12">Вывод: </text:span><text:span text:style-name="T4">Мы познакомились с</text:span><text:span text:style-name="T8"> работой</text:span><text:span text:style-name="T4"> Flask, </text:span><text:span text:style-name="T8">создали свою базу данных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217" style:display-name="ListLabel 217" style:family="text">
      <style:text-properties style:text-underline-style="none" fo:font-weight="bold" style:font-name-asian="Arial" style:font-family-asian="Arial" style:font-family-generic-asian="system" style:font-pitch-asian="variable" style:font-weight-asian="bold" style:font-name-complex="Arial" style:font-family-complex="Arial" style:font-family-generic-complex="system" style:font-pitch-complex="variabl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199" style:display-name="ListLabel 199" style:family="text">
      <style:text-properties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253" style:display-name="ListLabel 253" style:family="text">
      <style:text-properties style:text-underline-style="none"/>
    </style:style>
    <style:style style:name="ListLabel_20_254" style:display-name="ListLabel 254" style:family="text">
      <style:text-properties style:text-underline-style="none"/>
    </style:style>
    <style:style style:name="ListLabel_20_255" style:display-name="ListLabel 255" style:family="text">
      <style:text-properties style:text-underline-style="none"/>
    </style:style>
    <style:style style:name="ListLabel_20_256" style:display-name="ListLabel 256" style:family="text">
      <style:text-properties style:text-underline-style="none"/>
    </style:style>
    <style:style style:name="ListLabel_20_257" style:display-name="ListLabel 257" style:family="text">
      <style:text-properties style:text-underline-style="none"/>
    </style:style>
    <style:style style:name="ListLabel_20_258" style:display-name="ListLabel 258" style:family="text">
      <style:text-properties style:text-underline-style="none"/>
    </style:style>
    <style:style style:name="ListLabel_20_259" style:display-name="ListLabel 259" style:family="text">
      <style:text-properties style:text-underline-style="none"/>
    </style:style>
    <style:style style:name="ListLabel_20_260" style:display-name="ListLabel 260" style:family="text">
      <style:text-properties style:text-underline-style="none"/>
    </style:style>
    <style:style style:name="ListLabel_20_261" style:display-name="ListLabel 261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262" style:display-name="ListLabel 262" style:family="text">
      <style:text-properties style:text-underline-style="none"/>
    </style:style>
    <style:style style:name="ListLabel_20_263" style:display-name="ListLabel 263" style:family="text">
      <style:text-properties style:text-underline-style="none"/>
    </style:style>
    <style:style style:name="ListLabel_20_264" style:display-name="ListLabel 264" style:family="text">
      <style:text-properties style:text-underline-style="none"/>
    </style:style>
    <style:style style:name="ListLabel_20_265" style:display-name="ListLabel 265" style:family="text">
      <style:text-properties style:text-underline-style="none"/>
    </style:style>
    <style:style style:name="ListLabel_20_266" style:display-name="ListLabel 266" style:family="text">
      <style:text-properties style:text-underline-style="none"/>
    </style:style>
    <style:style style:name="ListLabel_20_267" style:display-name="ListLabel 267" style:family="text">
      <style:text-properties style:text-underline-style="none"/>
    </style:style>
    <style:style style:name="ListLabel_20_268" style:display-name="ListLabel 268" style:family="text">
      <style:text-properties style:text-underline-style="none"/>
    </style:style>
    <style:style style:name="ListLabel_20_269" style:display-name="ListLabel 269" style:family="text">
      <style:text-properties style:text-underline-style="none"/>
    </style:style>
    <style:style style:name="ListLabel_20_270" style:display-name="ListLabel 270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208" style:display-name="ListLabel 208" style:family="text">
      <style:text-properties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235" style:display-name="ListLabel 235" style:family="text">
      <style:text-properties style:text-underline-style="none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1">
      <text:list-level-style-bullet text:level="1" text:style-name="ListLabel_20_181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number text:level="2" text:style-name="ListLabel_20_18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183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184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18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186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187" style:num-format="1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18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189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➔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11" text:bullet-char="◆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12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13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14" text:bullet-char="◆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15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16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17" text:bullet-char="◆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18" text:bullet-char="●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number text:level="2" text:style-name="ListLabel_20_173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174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175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176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177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178" style:num-format="1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179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180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18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number text:level="3" text:style-name="ListLabel_20_219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0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21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2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23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24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25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38" text:bullet-char="◆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9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0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41" text:bullet-char="◆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42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43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44" text:bullet-char="◆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45" text:bullet-char="●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00" text:bullet-char="◆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201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202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203" text:bullet-char="◆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204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205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206" text:bullet-char="◆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207" text:bullet-char="●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47" text:bullet-char="◆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48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9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50" text:bullet-char="◆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51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52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53" text:bullet-char="◆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54" text:bullet-char="●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92" text:bullet-char="◆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93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94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95" text:bullet-char="◆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96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97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98" text:bullet-char="◆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99" text:bullet-char="●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text:bullet-char="➔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191" text:bullet-char="◆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192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193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194" text:bullet-char="◆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195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196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197" text:bullet-char="◆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198" text:bullet-char="●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54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255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256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257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258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259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260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261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56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57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58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59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0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61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62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63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01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02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03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04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05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06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07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08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64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65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66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67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68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69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70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71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text:bullet-char="➔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29" text:bullet-char="◆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30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31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32" text:bullet-char="◆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33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34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35" text:bullet-char="◆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36" text:bullet-char="●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65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66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67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68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9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0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71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72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text:bullet-char="➔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20" text:bullet-char="◆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21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22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23" text:bullet-char="◆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24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25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26" text:bullet-char="◆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27" text:bullet-char="●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37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38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39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40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41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42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43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44" text:bullet-char="●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2" text:bullet-char="➔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263" text:bullet-char="◆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264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265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266" text:bullet-char="◆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267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268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269" text:bullet-char="◆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270" text:bullet-char="●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10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11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12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13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14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15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16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17" text:bullet-char="●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➔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2" text:bullet-char="◆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3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4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5" text:bullet-char="◆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6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7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8" text:bullet-char="◆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9" text:bullet-char="●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text:bullet-char="➔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209" text:bullet-char="◆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210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211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212" text:bullet-char="◆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213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214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215" text:bullet-char="◆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216" text:bullet-char="●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text:bullet-char="➔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146" text:bullet-char="◆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147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148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149" text:bullet-char="◆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150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151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152" text:bullet-char="◆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153" text:bullet-char="●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text:bullet-char="➔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83" text:bullet-char="◆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84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85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86" text:bullet-char="◆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87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88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89" text:bullet-char="◆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90" text:bullet-char="●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text:bullet-char="➔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119" text:bullet-char="◆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120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121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122" text:bullet-char="◆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123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124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125" text:bullet-char="◆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126" text:bullet-char="●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text:bullet-char="➔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236" text:bullet-char="◆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237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238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239" text:bullet-char="◆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240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241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242" text:bullet-char="◆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243" text:bullet-char="●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28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29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30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31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32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33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34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35" text:bullet-char="●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text:bullet-char="➔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155" text:bullet-char="◆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156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157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158" text:bullet-char="◆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159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160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161" text:bullet-char="◆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162" text:bullet-char="●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74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75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76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77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78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9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0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81" text:bullet-char="●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4T14:41:30.128636759</meta:creation-date>
    <meta:generator>LibreOffice/6.4.7.2$Linux_X86_64 LibreOffice_project/40$Build-2</meta:generator>
    <dc:date>2021-11-25T19:08:42.812553027</dc:date>
    <meta:editing-duration>PT33S</meta:editing-duration>
    <meta:editing-cycles>1</meta:editing-cycles>
    <meta:document-statistic meta:table-count="0" meta:image-count="0" meta:object-count="0" meta:page-count="3" meta:paragraph-count="43" meta:word-count="226" meta:character-count="1885" meta:non-whitespace-character-count="1543"/>
  </office:meta>
</office:document-meta>
</file>